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2C000000D4B4899FBE.png" manifest:media-type=""/>
  <manifest:file-entry manifest:full-path="Pictures/20000032000005540000016270E50A03.svm" manifest:media-type=""/>
  <manifest:file-entry manifest:full-path="Pictures/1000020100000320000007EF68EA1CFC.png" manifest:media-type=""/>
  <manifest:file-entry manifest:full-path="Pictures/2000003A000005FB000001423F41A36A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14cm" draw:marker-end-width="0.314cm" draw:fill="solid" draw:fill-color="#c0c0c0" draw:textarea-horizontal-align="justify" draw:textarea-vertical-align="middle" draw:auto-grow-height="false" fo:padding-top="0.163cm" fo:padding-bottom="0.163cm" fo:padding-left="0.288cm" fo:padding-right="0.288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381cm"/>
    </style:style>
    <style:style style:name="gr6" style:family="graphic" style:parent-style-name="standard">
      <style:graphic-properties svg:stroke-width="0.076cm" svg:stroke-color="#000000" draw:marker-start-width="0.695cm" draw:marker-end-width="0.695cm" draw:fill="solid" draw:fill-color="#c0c0c0" draw:textarea-horizontal-align="justify" draw:textarea-vertical-align="middle" draw:auto-grow-height="false" fo:padding-top="0.163cm" fo:padding-bottom="0.163cm" fo:padding-left="0.288cm" fo:padding-right="0.288cm"/>
    </style:style>
    <style:style style:name="gr7" style:family="graphic" style:parent-style-name="standard">
      <style:graphic-properties draw:stroke="none" svg:stroke-color="#000000" draw:fill="none" draw:fill-color="#ffffff" fo:min-height="0.762cm"/>
    </style:style>
    <style:style style:name="gr8" style:family="graphic" style:parent-style-name="objectwithoutfill">
      <style:graphic-properties svg:stroke-width="0.051cm" draw:marker-start-width="0.2cm" draw:marker-end="Arrow" draw:marker-end-width="0.3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0" style:family="graphic" style:parent-style-name="standard">
      <style:graphic-properties svg:stroke-width="0.025cm" draw:marker-start-width="0.123cm" draw:marker-end-width="0.123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objectwithoutfill">
      <style:graphic-properties svg:stroke-width="0.076cm" draw:fill="none" draw:textarea-vertical-align="middle" fo:padding-top="0.163cm" fo:padding-bottom="0.163cm" fo:padding-left="0.288cm" fo:padding-right="0.288cm"/>
    </style:style>
    <style:style style:name="gr12" style:family="graphic" style:parent-style-name="objectwithoutfill">
      <style:graphic-properties draw:stroke="dash" draw:stroke-dash="Fine_20_Dashed_20__28_var_29_" svg:stroke-width="0.025cm" draw:marker-start-width="0.123cm" draw:marker-end-width="0.123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svg:stroke-width="0.025cm" draw:marker-start-width="0.123cm" draw:marker-end-width="0.123cm" draw:fill="solid" draw:fill-color="#800000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\mathbb{P}\left(T\le t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076cm" draw:marker-end="Arrow" draw:marker-end-width="0.228cm" draw:fill="none" draw:textarea-vertical-align="middle" fo:padding-top="0.163cm" fo:padding-bottom="0.163cm" fo:padding-left="0.288cm" fo:padding-right="0.288cm"/>
    </style:style>
    <style:style style:name="gr17" style:family="graphic" style:parent-style-name="standard">
      <style:graphic-properties svg:stroke-width="0.076cm" svg:stroke-color="#000000" draw:fill="solid" draw:fill-color="#5c8526" draw:textarea-vertical-align="middle" fo:padding-top="0.163cm" fo:padding-bottom="0.163cm" fo:padding-left="0.288cm" fo:padding-right="0.288cm"/>
    </style:style>
    <style:style style:name="gr18" style:family="graphic" style:parent-style-name="standard">
      <style:graphic-properties TexMathsArgs="14§display§Stop\, \&amp;\, G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4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812cm" svg:height="5.08cm" svg:x="0.365cm" svg:y="6.20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3.44cm" svg:height="2.173cm" svg:x="3.676cm" svg:y="7.28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441cm" svg:height="2.159cm" svg:x="11.861cm" svg:y="7.28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373cm" svg:height="3.302cm" svg:x="8.302cm" svg:y="6.397cm">
          <text:p text:style-name="P1"><text:span text:style-name="T1">Inference</text:span></text:p>
          <text:p text:style-name="P1"><text:span text:style-name="T1">Mode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7.116cm" svg:y1="8.429cm" svg:x2="8.302cm" svg:y2="8.429cm">
          <text:p/>
        </draw:line>
        <draw:line draw:style-name="gr4" draw:text-style-name="P1" draw:layer="layout" svg:x1="10.675cm" svg:y1="8.429cm" svg:x2="11.861cm" svg:y2="8.429cm">
          <text:p/>
        </draw:line>
        <draw:frame draw:style-name="gr5" draw:text-style-name="P3" draw:layer="layout" svg:width="6.762cm" svg:height="1.432cm" svg:x="4.835cm" svg:y="9.855cm">
          <draw:text-box>
            <text:p><text:span text:style-name="T2">INFERENCE</text:span></text:p>
          </draw:text-box>
        </draw:frame>
        <draw:custom-shape draw:style-name="gr6" draw:text-style-name="P1" draw:layer="layout" svg:width="19.685cm" svg:height="5.334cm" svg:x="0.492cm" svg:y="0.492cm">
          <text:p text:style-name="P1">`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 xml:id="id1" draw:id="id1">
          <draw:custom-shape draw:style-name="gr2" draw:text-style-name="P1" draw:layer="layout" svg:width="3.937cm" svg:height="2.06cm" svg:x="9.255cm" svg:y="2.59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2" draw:text-style-name="P1" draw:layer="layout" svg:width="3.683cm" svg:height="2.173cm" svg:x="0.746cm" svg:y="2.46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3.556cm" svg:height="1.361cm" svg:x="0.746cm" svg:y="2.905cm">
          <draw:text-box>
            <text:p text:style-name="P4"><text:span text:style-name="T3">Raw GPS</text:span></text:p>
            <text:p text:style-name="P4"><text:span text:style-name="T3">Trajectories</text:span></text:p>
          </draw:text-box>
        </draw:frame>
        <draw:custom-shape draw:style-name="gr3" draw:text-style-name="P2" draw:layer="layout" svg:width="2.54cm" svg:height="1.397cm" svg:x="5.699cm" svg:y="3.22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" draw:text-style-name="P1" draw:layer="layout" svg:x1="4.429cm" svg:y1="3.987cm" svg:x2="5.699cm" svg:y2="3.987cm">
          <text:p/>
        </draw:line>
        <draw:line draw:style-name="gr8" draw:text-style-name="P1" draw:layer="layout" svg:x1="8.239cm" svg:y1="3.987cm" svg:x2="9.255cm" svg:y2="3.987cm">
          <text:p/>
        </draw:line>
        <draw:custom-shape draw:style-name="gr9" draw:text-style-name="P2" xml:id="id2" draw:id="id2" draw:layer="layout" svg:width="2.54cm" svg:height="1.397cm" svg:x="14.462cm" svg:y="1.828cm">
          <text:p text:style-name="P1"><text:span text:style-name="T1">MM</text:span></text:p>
          <text:p text:style-name="P1"><text:span text:style-name="T1">LEAR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2" xml:id="id3" draw:id="id3" draw:layer="layout" svg:width="2.54cm" svg:height="1.397cm" svg:x="14.462cm" svg:y="3.987cm">
          <text:p text:style-name="P1"><text:span text:style-name="T1">GMRF</text:span></text:p>
          <text:p text:style-name="P1"><text:span text:style-name="T1">LEAR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draw:type="lines" svg:x1="13.192cm" svg:y1="3.62cm" svg:x2="14.462cm" svg:y2="2.527cm" draw:start-shape="id1" draw:start-glue-point="1" draw:end-shape="id2" draw:end-glue-point="5" svg:d="m13192 3620h501l268-1093h501" svg:viewBox="0 0 1271 1094">
          <text:p/>
        </draw:connector>
        <draw:connector draw:style-name="gr8" draw:text-style-name="P1" draw:layer="layout" draw:type="lines" svg:x1="13.192cm" svg:y1="3.62cm" svg:x2="14.462cm" svg:y2="4.686cm" draw:start-shape="id1" draw:start-glue-point="1" draw:end-shape="id3" draw:end-glue-point="5" svg:d="m13192 3620h501l268 1066h501" svg:viewBox="0 0 1271 1067">
          <text:p/>
        </draw:connector>
        <draw:frame draw:style-name="gr5" draw:text-style-name="P3" draw:layer="layout" svg:width="4.826cm" svg:height="1.432cm" svg:x="5.572cm" svg:y="4.495cm">
          <draw:text-box>
            <text:p><text:span text:style-name="T2">LEARN</text:span></text:p>
          </draw:text-box>
        </draw:frame>
        <draw:g>
          <draw:custom-shape draw:style-name="gr10" draw:text-style-name="P1" draw:layer="layout" svg:width="0.254cm" svg:height="0.254cm" svg:x="1.763cm" svg:y="1.44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0.254cm" svg:height="0.254cm" svg:x="1.001cm" svg:y="1.06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path draw:style-name="gr11" draw:text-style-name="P1" draw:layer="layout" svg:width="3.682cm" svg:height="0.38cm" svg:x="0.746cm" svg:y="1.828cm" svg:viewBox="0 0 3683 381" svg:d="m0 0c2762 0 2210 0 3683 381">
                <text:p/>
              </draw:path>
              <draw:path draw:style-name="gr11" draw:text-style-name="P1" draw:layer="layout" svg:width="0.973cm" svg:height="0.315cm" draw:transform="skewX (-0.589746754248884) rotate (-3.0154053486706) translate (4.62799420181232cm 1.80275532320851cm)" svg:viewBox="0 0 974 316" svg:d="m0 252c1010 0 1213 168 707-42s-506-210-506-210">
                <text:p/>
              </draw:path>
              <draw:path draw:style-name="gr11" draw:text-style-name="P1" draw:layer="layout" svg:width="3.682cm" svg:height="0.254cm" draw:transform="rotate (-3.14159265358979) translate (4.43cm 1.448cm)" svg:viewBox="0 0 3683 255" svg:d="m3683 0c-2762 0-2210 0-3683 255">
                <text:p/>
              </draw:path>
            </draw:g>
            <draw:custom-shape draw:style-name="gr10" draw:text-style-name="P1" draw:layer="layout" svg:width="0.254cm" svg:height="0.254cm" svg:x="2.905cm" svg:y="1.066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1" draw:layer="layout" svg:width="0.254cm" svg:height="0.254cm" svg:x="4.175cm" svg:y="1.574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1" draw:layer="layout" svg:width="0.254cm" svg:height="0.254cm" svg:x="2.143cm" svg:y="0.685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g>
              <draw:path draw:style-name="gr11" draw:text-style-name="P1" draw:layer="layout" svg:width="3.682cm" svg:height="0.38cm" svg:x="9.508cm" svg:y="1.701cm" svg:viewBox="0 0 3683 381" svg:d="m0 0c2762 0 2210 0 3683 381">
                <text:p/>
              </draw:path>
              <draw:path draw:style-name="gr11" draw:text-style-name="P1" draw:layer="layout" svg:width="0.973cm" svg:height="0.315cm" draw:transform="skewX (-0.589746754248884) rotate (-3.0154053486706) translate (13.3899942018123cm 1.67575532320851cm)" svg:viewBox="0 0 974 316" svg:d="m0 252c1010 0 1213 168 707-42s-506-210-506-210">
                <text:p/>
              </draw:path>
              <draw:path draw:style-name="gr12" draw:text-style-name="P1" draw:layer="layout" svg:width="3.699cm" svg:height="0.257cm" draw:transform="rotate (-3.14159265358979) translate (13.193cm 1.5cm)" svg:viewBox="0 0 3700 258" svg:d="m3700 0c-2762 0-1992 0-3700 258">
                <text:p/>
              </draw:path>
              <draw:path draw:style-name="gr11" draw:text-style-name="P1" draw:layer="layout" svg:width="3.682cm" svg:height="0.254cm" draw:transform="rotate (-3.14159265358979) translate (13.193cm 1.322cm)" svg:viewBox="0 0 3683 255" svg:d="m3683 0c-2762 0-2210 0-3683 255">
                <text:p/>
              </draw:path>
            </draw:g>
            <draw:custom-shape draw:style-name="gr13" draw:text-style-name="P1" draw:layer="layout" svg:width="0.254cm" svg:height="0.254cm" svg:x="12.899cm" svg:y="1.133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3" draw:text-style-name="P1" draw:layer="layout" svg:width="0.254cm" svg:height="0.254cm" svg:x="10.893cm" svg:y="1.37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254cm" svg:height="0.254cm" svg:x="9.596cm" svg:y="1.37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4" draw:text-style-name="P1" draw:layer="layout" svg:width="0.254cm" svg:height="0.644cm" svg:x="2.524cm" svg:y="1.574cm">
          <draw:image xlink:href="Pictures/1000020100000320000007EF68EA1CFC.png" xlink:type="simple" xlink:show="embed" xlink:actuate="onLoad">
            <text:p/>
          </draw:image>
        </draw:frame>
        <draw:frame draw:style-name="gr14" draw:text-style-name="P1" draw:layer="layout" svg:width="0.254cm" svg:height="0.644cm" svg:x="11.414cm" svg:y="1.447cm">
          <draw:image xlink:href="Pictures/1000020100000320000007EF68EA1CFC.png" xlink:type="simple" xlink:show="embed" xlink:actuate="onLoad">
            <text:p/>
          </draw:image>
        </draw:frame>
        <draw:frame draw:style-name="gr7" draw:text-style-name="P6" draw:layer="layout" svg:width="3.322cm" svg:height="1.361cm" svg:x="3.794cm" svg:y="7.604cm">
          <draw:text-box>
            <text:p text:style-name="P1"><text:span text:style-name="T3">Requested</text:span><text:span text:style-name="T4"> </text:span><text:span text:style-name="T3">Route</text:span></text:p>
          </draw:text-box>
        </draw:frame>
        <draw:frame draw:style-name="gr7" draw:text-style-name="P6" draw:layer="layout" svg:width="3.322cm" svg:height="1.361cm" svg:x="11.98cm" svg:y="7.322cm">
          <draw:text-box>
            <text:p text:style-name="P1"><text:span text:style-name="T3">Travel</text:span><text:span text:style-name="T4"> </text:span><text:span text:style-name="T3">Time</text:span><text:span text:style-name="T4"> </text:span><text:span text:style-name="T3">Distribution</text:span><text:span text:style-name="T4"> </text:span></text:p>
          </draw:text-box>
        </draw:frame>
        <draw:frame draw:style-name="gr15" draw:text-style-name="P1" draw:layer="layout" svg:width="1.779cm" svg:height="0.494cm" svg:x="12.692cm" svg:y="8.824cm">
          <draw:image xlink:href="Pictures/20000032000005540000016270E50A03.svm" xlink:type="simple" xlink:show="embed" xlink:actuate="onLoad">
            <text:p/>
          </draw:image>
        </draw:frame>
        <draw:g>
          <draw:line draw:style-name="gr16" draw:text-style-name="P1" draw:layer="layout" svg:x1="15.895cm" svg:y1="9.445cm" svg:x2="15.895cm" svg:y2="6.905cm">
            <text:p/>
          </draw:line>
          <draw:line draw:style-name="gr16" draw:text-style-name="P1" draw:layer="layout" svg:x1="15.895cm" svg:y1="9.445cm" svg:x2="19.217cm" svg:y2="9.445cm">
            <text:p/>
          </draw:line>
          <draw:path draw:style-name="gr17" draw:text-style-name="P1" draw:layer="layout" svg:width="2.93cm" svg:height="2.233cm" svg:x="15.895cm" svg:y="7.211cm" svg:viewBox="0 0 2931 2234" svg:d="m2931 2234c0-1799 0-2222 0-2222 0 0-977-106-1172 317s0 529-782 741-977 1164-977 1164z">
            <text:p/>
          </draw:path>
        </draw:g>
        <draw:frame draw:style-name="gr14" draw:text-style-name="P1" draw:layer="layout" svg:width="2.915cm" svg:height="2.06cm" svg:x="0.492cm" svg:y="7.451cm">
          <draw:image xlink:href="Pictures/100000000000012C000000D4B4899FBE.png" xlink:type="simple" xlink:show="embed" xlink:actuate="onLoad">
            <text:p/>
          </draw:image>
        </draw:frame>
        <draw:frame draw:style-name="gr18" draw:text-style-name="P1" draw:layer="layout" svg:width="2.141cm" svg:height="0.449cm" svg:x="10.271cm" svg:y="2.905cm">
          <draw:image xlink:href="Pictures/2000003A000005FB000001423F41A36A.svm" xlink:type="simple" xlink:show="embed" xlink:actuate="onLoad">
            <text:p/>
          </draw:image>
        </draw:frame>
        <draw:frame draw:style-name="gr19" draw:text-style-name="P6" draw:layer="layout" svg:width="3.429cm" svg:height="1.361cm" svg:x="9.509cm" svg:y="2.778cm">
          <draw:text-box>
            <text:p text:style-name="P1"><text:span text:style-name="T4"/></text:p>
            <text:p text:style-name="P1"><text:span text:style-name="T3">Trajectories</text:span></text:p>
          </draw:text-box>
        </draw:frame>
        <draw:frame draw:style-name="gr18" draw:text-style-name="P1" draw:layer="layout" svg:width="2.141cm" svg:height="0.449cm" svg:x="5.953cm" svg:y="3.762cm">
          <draw:image xlink:href="Pictures/2000003A000005FB000001423F41A36A.svm" xlink:type="simple" xlink:show="embed" xlink:actuate="onLoad">
            <text:p/>
          </draw:image>
        </draw:frame>
        <draw:custom-shape draw:style-name="gr9" draw:text-style-name="P7" draw:layer="layout" svg:width="1.545cm" svg:height="0.869cm" svg:x="8.726cm" svg:y="6.533cm">
          <text:p text:style-name="P7"><text:span text:style-name="T5">MM</text:span></text:p>
          <text:p text:style-name="P7"><text:span text:style-name="T5">LEARN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7" draw:layer="layout" svg:width="1.545cm" svg:height="0.869cm" svg:x="8.726cm" svg:y="8.674cm">
          <text:p text:style-name="P7"><text:span text:style-name="T5">GMRF</text:span></text:p>
          <text:p text:style-name="P7"><text:span text:style-name="T5">LEAR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955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5T14:51:52</meta:creation-date>
    <dc:date>2013-02-22T01:25:19</dc:date>
    <meta:editing-duration>PT28M4S</meta:editing-duration>
    <meta:editing-cycles>8</meta:editing-cycles>
    <meta:generator>LibreOffice/3.6$MacOSX_x86 LibreOffice_project/2ef5aff-a6fb0ff-166bdff-cf087ad-0f1389</meta:generator>
    <meta:document-statistic meta:object-count="56"/>
  </office:meta>
</office:document-meta>
</file>